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9.335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>
      <style:text-properties fo:color="#2869c1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color="#287738" style:font-name="Liberation Sans" fo:font-size="10pt" style:font-size-asian="10pt" style:font-size-complex="10pt"/>
    </style:style>
    <style:style style:name="ce11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fo:wrap-option="no-wrap"/>
      <style:text-properties fo:color="#2869c1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Default">
      <style:table-cell-properties fo:wrap-option="no-wrap"/>
      <style:text-properties fo:color="#2869c1"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e6e6ff"/>
      <style:text-properties fo:color="#000000"/>
    </style:style>
    <style:style style:name="ce26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ccffcc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32" style:family="table-cell" style:parent-style-name="Default">
      <style:table-cell-properties fo:background-color="#ccffcc" fo:wrap-option="no-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10"/>
          <table:table-cell table:style-name="ce26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>
            <text:p>MODATTR</text:p>
          </table:table-cell>
          <table:table-cell table:style-name="ce5" office:value-type="string">
            <text:p>BA_DESC</text:p>
          </table:table-cell>
          <table:table-cell table:style-name="ce5"/>
          <table:table-cell table:style-name="ce5" office:value-type="string">
            <text:p>Sujet</text:p>
          </table:table-cell>
          <table:table-cell table:style-name="ce5" table:number-columns-repeated="6"/>
          <table:table-cell table:style-name="ce15"/>
          <table:table-cell table:style-name="ce20" table:number-columns-repeated="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ABSTRACT</text:p>
          </table:table-cell>
          <table:table-cell table:style-name="ce6" office:value-type="string">
            <text:p>FR_BASIC</text:p>
          </table:table-cell>
          <table:table-cell table:style-name="ce6" office:value-type="string">
            <text:p>Résum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2"/>
          <table:table-cell table:style-name="ce21" office:value-type="string">
            <text:p>vlabel=up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BOOK_PDF</text:p>
          </table:table-cell>
          <table:table-cell table:style-name="ce6" office:value-type="string">
            <text:p>FR_BASIC</text:p>
          </table:table-cell>
          <table:table-cell table:style-name="ce6" office:value-type="string">
            <text:p>PDF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6" table:formula="oooc:=[.H17]+10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DATEPDF</text:p>
          </table:table-cell>
          <table:table-cell table:style-name="ce6" office:value-type="string">
            <text:p>FR_BASIC</text:p>
          </table:table-cell>
          <table:table-cell table:style-name="ce6" office:value-type="string">
            <text:p>Date de 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ooc:=[.H18]+10" office:value-type="float" office:value="70">
            <text:p>7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16"/>
          <table:table-cell table:style-name="ce21"/>
          <table:table-cell table:style-name="ce6" office:value-type="string">
            <text:p>::getFileDate(BOOK_PDF)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OOK_FR_PAGES</text:p>
          </table:table-cell>
          <table:table-cell table:style-name="ce7"/>
          <table:table-cell table:style-name="ce7" office:value-type="string">
            <text:p>Mise en pag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table:formula="oooc:=[.H18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TOC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Table des matièr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ooc:=[.H20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 office:value-type="string">
            <text:p>yes|Avec table des matières,no|Sans table des matières</text:p>
          </table:table-cell>
          <table:table-cell table:style-name="ce21" table:number-columns-repeated="2"/>
          <table:table-cell table:style-name="ce21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HEADLEF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Entête gau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1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2"/>
          <table:table-cell table:style-name="ce21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HEADMIDDLE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Entête cent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2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HEADRIGH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Entête droi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FOOTLEF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Pied de page gau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FOOTMIDDLE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Pied de page cent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FOOTRIGH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Pied de page droi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6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BOOK_TPLODT</text:p>
          </table:table-cell>
          <table:table-cell table:style-name="ce6" table:formula="oooc:=[.B20]" office:value-type="string" office:string-value="BOOK_FR_PAGES">
            <text:p>BOOK_FR_PAGES</text:p>
          </table:table-cell>
          <table:table-cell table:style-name="ce6" office:value-type="string">
            <text:p>Style OpenDocu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6" table:formula="oooc:=[.H27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2"/>
          <table:table-cell table:style-name="ce21" office:value-type="string">
            <text:p>search=no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BOOK_ADDCHAPTER</text:p>
          </table:table-cell>
          <table:table-cell table:style-name="ce8"/>
          <table:table-cell table:style-name="ce8" office:value-type="string">
            <text:p>Insérer un nouveau chapitre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GENERIC&amp;action=GENERIC_EDIT&amp;classid=CHAPTER&amp;chap_bookid=%INITID%&amp;chap_book=%T%&amp;dirid=%INITID%</text:p>
          </table:table-cell>
          <table:table-cell table:style-name="ce23"/>
          <table:table-cell table:style-name="ce23" office:value-type="string">
            <text:p>::controlAclAccess(modify)</text:p>
          </table:table-cell>
          <table:table-cell table:style-name="ce23"/>
          <table:table-cell table:style-name="ce25"/>
          <table:table-cell table:style-name="ce2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9"/>
          <table:table-cell table:style-name="ce24"/>
          <table:table-cell/>
          <table:table-cell table:style-name="ce24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BOOK_OPEN</text:p>
          </table:table-cell>
          <table:table-cell table:style-name="ce8"/>
          <table:table-cell table:style-name="ce8" office:value-type="string">
            <text:p>Ouvrir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FDL&amp;action=FDL_CARD&amp;id=%I%&amp;zone=BOOK:OPENBOOK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BOOK_GEN_HTML</text:p>
          </table:table-cell>
          <table:table-cell table:style-name="ce8"/>
          <table:table-cell table:style-name="ce8" office:value-type="string">
            <text:p>Visualisation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FDL&amp;action=IMPCARD&amp;id=%I%&amp;zone=BOOK:GENHTML:S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BOOK_GEN_PDF</text:p>
          </table:table-cell>
          <table:table-cell table:style-name="ce8"/>
          <table:table-cell table:style-name="ce8" office:value-type="string">
            <text:p>Génération PDF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8" office:value-type="string">
            <text:p>%S%app=FDL&amp;action=IMPCARD&amp;id=%I%&amp;zone=BOOK:GENPDF:S</text:p>
          </table:table-cell>
          <table:table-cell table:style-name="ce23"/>
          <table:table-cell table:style-name="ce8"/>
          <table:table-cell table:style-name="ce23" table:number-columns-repeated="3"/>
          <table:table-cell table:number-columns-repeated="240"/>
        </table:table-row>
        <table:table-row table:style-name="ro3">
          <table:table-cell table:style-name="ce9" office:value-type="string">
            <text:p>MODATTR</text:p>
          </table:table-cell>
          <table:table-cell table:style-name="ce9" office:value-type="string">
            <text:p>FLD_FR_PROF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27" table:number-columns-repeated="240"/>
        </table:table-row>
        <table:table-row table:style-name="ro3">
          <table:table-cell table:style-name="ce9" office:value-type="string">
            <text:p>MODATTR</text:p>
          </table:table-cell>
          <table:table-cell table:style-name="ce9" office:value-type="string">
            <text:p>FLD_FR_REST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27" table:number-columns-repeated="240"/>
        </table:table-row>
        <table:table-row table:style-name="ro3">
          <table:table-cell table:style-name="ce9" office:value-type="string">
            <text:p>MODATTR</text:p>
          </table:table-cell>
          <table:table-cell table:style-name="ce9" office:value-type="string">
            <text:p>FLD_OPEN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27"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0" office:value-type="string">
            <text:p>FLD_ALLBU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</text:p>
          </table:table-cell>
          <table:table-cell table:style-name="ce10" office:value-type="string">
            <text:p>Chapitre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IDS</text:p>
          </table:table-cell>
          <table:table-cell table:style-name="ce10" office:value-type="string">
            <text:p>CHAPTER</text:p>
          </table:table-cell>
          <table:table-cell table:style-name="ce10" table:number-columns-repeated="13"/>
          <table:table-cell table:number-columns-repeated="240"/>
        </table:table-row>
        <table:table-row table:style-name="ro2">
          <table:table-cell table:style-name="ce10" office:value-type="string">
            <text:p>DEFAULT</text:p>
          </table:table-cell>
          <table:table-cell table:style-name="ce10" office:value-type="string">
            <text:p>FDL_SUBFAM</text:p>
          </table:table-cell>
          <table:table-cell table:style-name="ce10" office:value-type="string">
            <text:p>yes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number-columns-repeated="2"/>
          <table:table-cell table:style-name="ce1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4" table:number-columns-repeated="15"/>
          <table:table-cell table:style-name="ce28" table:number-columns-repeated="240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10"/>
          <table:table-cell table:style-name="ce26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Chapter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CHAP_FR_IDENT</text:p>
          </table:table-cell>
          <table:table-cell table:style-name="ce29"/>
          <table:table-cell table:style-name="ce29" office:value-type="string">
            <text:p>Identific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9"/>
          <table:table-cell table:style-name="ce29" office:value-type="string">
            <text:p>W</text:p>
          </table:table-cell>
          <table:table-cell table:style-name="ce29"/>
          <table:table-cell table:style-name="ce31"/>
          <table:table-cell table:style-name="ce32" table:number-columns-repeated="5"/>
          <table:table-cell table:style-name="ce3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HAP_LEVEL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Numérotatio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6"/>
          <table:table-cell table:style-name="ce6" table:number-columns-repeated="2"/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HAP_TITLE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7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6"/>
          <table:table-cell table:style-name="ce21"/>
          <table:table-cell table:style-name="ce6"/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HAP_COMMENT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longtext</text:p>
          </table:table-cell>
          <table:table-cell table:style-name="ce6" table:formula="oooc:=[.H18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HAP_BOOKID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Identificateur liv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ooc:=[.H19]+10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office:value-type="string">
            <text:p>Y</text:p>
          </table:table-cell>
          <table:table-cell table:style-name="ce16"/>
          <table:table-cell table:style-name="ce21"/>
          <table:table-cell table:style-name="ce6" office:value-type="string">
            <text:p>::getTitle(CHAP_BOOKID):CHAP_BOOK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HAP_BOOK</text:p>
          </table:table-cell>
          <table:table-cell table:style-name="ce6" table:formula="oooc:=[.B16]" office:value-type="string" office:string-value="CHAP_FR_IDENT">
            <text:p>CHAP_FR_IDENT</text:p>
          </table:table-cell>
          <table:table-cell table:style-name="ce6" office:value-type="string">
            <text:p>LIv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ooc:=[.H20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6" office:value-type="string">
            <text:p>%S%app=FDL&amp;action=FDL_CARD&amp;latest=Y&amp;id=%CHAP_BOO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y(D,BOOK,CHAP_BOOK):CHAP_BOOKID,CHAP_BOOK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CHAP_FR_CONTENT</text:p>
          </table:table-cell>
          <table:table-cell table:style-name="ce29"/>
          <table:table-cell table:style-name="ce29" office:value-type="string">
            <text:p>Contenu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7" table:formula="oooc:=[.H21]+10" office:value-type="float" office:value="60">
            <text:p>6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31"/>
          <table:table-cell table:style-name="ce32" table:number-columns-repeated="5"/>
          <table:table-cell table:style-name="ce3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HAP_CONTENT</text:p>
          </table:table-cell>
          <table:table-cell table:style-name="ce6" table:formula="oooc:=[.B22]" office:value-type="string" office:string-value="CHAP_FR_CONTENT">
            <text:p>CHAP_FR_CONTENT</text:p>
          </table:table-cell>
          <table:table-cell table:style-name="ce6" office:value-type="string">
            <text:p>Contenu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htmltext</text:p>
          </table:table-cell>
          <table:table-cell table:style-name="ce6" table:formula="oooc:=[.H22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6"/>
          <table:table-cell table:style-name="ce21"/>
          <table:table-cell table:style-name="ce6"/>
          <table:table-cell table:style-name="ce21" table:number-columns-repeated="2"/>
          <table:table-cell table:style-name="ce21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30"/>
          <table:table-cell table:number-columns-repeated="5"/>
          <table:table-cell table:style-name="ce19"/>
          <table:table-cell table:style-name="ce24"/>
          <table:table-cell/>
          <table:table-cell table:style-name="ce24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1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4" table:number-columns-repeated="15"/>
          <table:table-cell table:style-name="ce28"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5">15/02/2008</text:date>, <text:time>14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02-15T14:07:42</dc:date>
    <meta:editing-cycles>39</meta:editing-cycles>
    <meta:editing-duration>P1DT16H30M0S</meta:editing-duration>
    <meta:user-defined meta:name="Info 1"/>
    <meta:user-defined meta:name="Info 2"/>
    <meta:user-defined meta:name="Info 3"/>
    <meta:user-defined meta:name="Info 4"/>
    <meta:document-statistic meta:table-count="2" meta:cell-count="315"/>
  </office:meta>
</office:document-meta>
</file>